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57a55" officeooo:paragraph-rsid="00057a55"/>
    </style:style>
    <style:style style:name="P2" style:family="paragraph" style:parent-style-name="Standard">
      <style:text-properties officeooo:rsid="00057a55" officeooo:paragraph-rsid="000755ba"/>
    </style:style>
    <style:style style:name="P3" style:family="paragraph" style:parent-style-name="Standard">
      <style:text-properties officeooo:rsid="0005b06a" officeooo:paragraph-rsid="0005b06a"/>
    </style:style>
    <style:style style:name="P4" style:family="paragraph" style:parent-style-name="Standard">
      <style:text-properties officeooo:rsid="0005b06a" officeooo:paragraph-rsid="000755ba"/>
    </style:style>
    <style:style style:name="T1" style:family="text">
      <style:text-properties officeooo:rsid="000755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Fehlende info im VO-Skriptum: Time… bei seite 7. 4. </text:p>
      <text:p text:style-name="P4"/>
      <text:p text:style-name="P2"/>
      <text:p text:style-name="P2">Homomorphe Verschlüsselungen</text:p>
      <text:p text:style-name="P2">- Definitionen und Erklärung mittels RSA</text:p>
      <text:p text:style-name="P2">- Wozu braucht man das überhaupt?</text:p>
      <text:p text:style-name="P2">- <text:span text:style-name="T1">Teilhomomorphe Verschlüsselungen vs </text:span>Vollhomomo<text:span text:style-name="T1">r</text:span>phe Verschlüsselungen (Probleme)</text:p>
      <text:p text:style-name="P2">- Bezug zu Elgamal</text:p>
      <text:p text:style-name="P2">- Entwicklung</text:p>
      <text:p text:style-name="P2">- Anwendungsbereiche (Cloud Computing, eVoting)</text:p>
      <text:p text:style-name="P2">- Algorithmen (RSA, Paillier)</text:p>
      <text:p text:style-name="P2"/>
      <text:p text:style-name="P2">Programmideen</text:p>
      <text:p text:style-name="P2">- Homomophe Verschlüsselung</text:p>
      <text:p text:style-name="P2">- Tester für Homomophe Verschlüsselungen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16:31:09.070940742</meta:creation-date>
    <dc:date>2019-03-11T16:47:05.421200255</dc:date>
    <meta:editing-duration>PT5M3S</meta:editing-duration>
    <meta:editing-cycles>5</meta:editing-cycles>
    <meta:generator>LibreOffice/6.1.5.2$Linux_X86_64 LibreOffice_project/10$Build-2</meta:generator>
    <meta:document-statistic meta:table-count="0" meta:image-count="0" meta:object-count="0" meta:page-count="1" meta:paragraph-count="12" meta:word-count="54" meta:character-count="421" meta:non-whitespace-character-count="378"/>
  </office:meta>
</office:document-meta>
</file>